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P3" style:family="paragraph" style:parent-style-name="Standard" style:list-style-name="WWNum2"/>
    <style:style style:name="P4" style:family="paragraph" style:parent-style-name="Standard" style:list-style-name="WWNum3"/>
    <style:style style:name="P5" style:family="paragraph" style:parent-style-name="Standard">
      <style:paragraph-properties fo:margin-left="0in" fo:margin-right="0in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7" style:family="paragraph" style:parent-style-name="Text_20_body" style:list-style-name="">
      <style:paragraph-properties fo:margin-left="0.5in" fo:margin-right="0in" fo:margin-top="0.2083in" fo:margin-bottom="0in" loext:contextual-spacing="false" fo:orphans="2" fo:widows="2" fo:text-indent="0in" style:auto-text-indent="false"/>
    </style:style>
    <style:style style:name="P8" style:family="paragraph" style:parent-style-name="Heading_20_2" style:list-style-name="">
      <style:paragraph-properties fo:margin-left="0.75in" fo:margin-right="0in" fo:margin-top="0.2083in" fo:margin-bottom="0in" loext:contextual-spacing="false" fo:orphans="2" fo:widows="2" fo:text-indent="0in" style:auto-text-indent="false"/>
    </style:style>
    <style:style style:name="P9" style:family="paragraph" style:parent-style-name="Heading_20_2" style:list-style-name="WWNum1">
      <style:paragraph-properties fo:margin-left="0in" fo:margin-right="0in" fo:margin-top="0in" fo:margin-bottom="0.1457in" loext:contextual-spacing="false" fo:orphans="2" fo:widows="2" fo:text-indent="0in" style:auto-text-indent="false"/>
    </style:style>
    <style:style style:name="P10" style:family="paragraph" style:parent-style-name="Title" style:master-page-name="Standard">
      <style:paragraph-properties fo:margin-top="0.1665in" fo:margin-bottom="0.0835in" loext:contextual-spacing="false" style:page-number="auto"/>
    </style:style>
    <style:style style:name="T1" style:family="text">
      <style:text-properties fo:color="#168253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bold" style:font-size-asian="12pt" style:font-style-asian="normal" style:font-weight-asian="bold" style:font-size-complex="12pt"/>
    </style:style>
    <style:style style:name="T8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2" style:family="text">
      <style:text-properties fo:font-variant="normal" fo:text-transform="none" fo:color="#333399" fo:font-size="12pt" fo:letter-spacing="normal" fo:font-style="normal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font-name="Liberation Serif" fo:font-size="12pt" style:font-size-asian="12pt" style:font-size-complex="12pt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Case Study: Continuos Monitoring using Nagios</text:span></text:p>
      <text:p text:style-name="Heading"><text:span text:style-name="T2">Situation</text:span><text:span text:style-name="T3">:</text:span></text:p>
      <text:p text:style-name="Standard"><text:span text:style-name="T4">You have been appointed as a DevOps Engineer in a company named D&amp;K Private Limited. You have been assigned your first set of tasks.</text:span></text:p>
      <text:p text:style-name="Standard"><text:span text:style-name="T4">1.Monitor the slave VM using Nagios for its PING and SSH services. </text:span></text:p>
      <text:p text:style-name="P5"><text:span text:style-name="T4">Take a screenshot of the Nagios web interface showing the monitoring of the host.</text:span></text:p>
      <text:p text:style-name="P1"/>
      <text:p text:style-name="P2"/>
      <text:p text:style-name="Heading"><text:span text:style-name="T14">Challenges</text:span><text:span text:style-name="T15">:</text:span></text:p>
      <text:list xml:id="list1716065635" text:style-name="WWNum2">
        <text:list-item>
          <text:p text:style-name="P3"><text:span text:style-name="T6">Monitor the slave VM using Magios for its PING and SSH services.</text:span><text:span text:style-name="T16"><text:line-break/></text:span></text:p>
        </text:list-item>
      </text:list>
      <text:p text:style-name="Standard"><text:span text:style-name="T17">Actions</text:span><text:span text:style-name="T16">:</text:span></text:p>
      <text:list xml:id="list3905730296" text:style-name="WWNum3">
        <text:list-item>
          <text:p text:style-name="P4"><text:span text:style-name="T6">Monitor the slave VM using Magios for its PING and SSH services.</text:span></text:p>
        </text:list-item>
      </text:list>
      <text:p text:style-name="Heading"><text:span text:style-name="T14">Results</text:span><text:span text:style-name="T15">:</text:span></text:p>
      <text:list xml:id="list161026868125788" text:continue-numbering="true" text:style-name="WWNum3">
        <text:list-item>
          <text:p text:style-name="P4"><text:span text:style-name="T8">Monitor the slave VM using Magios for its PING and SSH services.</text:span><text:span text:style-name="T6"> </text:span></text:p>
        </text:list-item>
      </text:list>
      <text:h text:style-name="P8" text:outline-level="2"><text:span text:style-name="T10">Step 1- Installing &amp; configuring Nagios plugins on Client</text:span></text:h>
      <text:p text:style-name="P6"><text:span text:style-name="T6">Firstly, install the following packages to resolve all dependencies required for installing the plugins ,</text:span></text:p>
      <text:p text:style-name="P6"><text:span text:style-name="Strong_20_Emphasis"><text:span text:style-name="T12">$ yum install -y gcc glibc glibc-common gd gd-devel make net-snmp openssl-devel</text:span></text:span></text:p>
      <text:p text:style-name="P6"><text:bookmark text:name="aswift_2_expand"/><text:bookmark text:name="aswift_2_anchor"/><text:span text:style-name="T6">now add a user for Nagios by name “nagios”,</text:span></text:p>
      <text:p text:style-name="P6"><text:span text:style-name="Strong_20_Emphasis"><text:span text:style-name="T12">$ useradd nagios</text:span></text:span></text:p>
      <text:p text:style-name="P6"><text:span text:style-name="Strong_20_Emphasis"><text:span text:style-name="T12">$ passwd nagios</text:span></text:span></text:p>
      <text:p text:style-name="P6"><text:span text:style-name="T6">Next download the Nagios plugins to the system using the following command,</text:span></text:p>
      <text:p text:style-name="P6"><text:span text:style-name="Strong_20_Emphasis"><text:span text:style-name="T12">$ wget https://nagios-plugins.org/download/nagios-plugins-2.2.1.tar.gz</text:span></text:span></text:p>
      <text:p text:style-name="P6"><text:span text:style-name="T6">We will now extract the plugins from the downloaded tar archive,</text:span></text:p>
      <text:p text:style-name="P6"><text:span text:style-name="Strong_20_Emphasis"><text:span text:style-name="T12">$ tar -xvf nagios-plugins-2.2.1.tar.gz</text:span></text:span></text:p>
      <text:p text:style-name="P6"><text:span text:style-name="Strong_20_Emphasis"><text:span text:style-name="T12">$ cd nagios-plugins-2.2.1</text:span></text:span></text:p>
      <text:p text:style-name="P6"><text:span text:style-name="T6">And now we will compile &amp; install the plugins</text:span></text:p>
      <text:p text:style-name="P6"><text:span text:style-name="Strong_20_Emphasis"><text:span text:style-name="T12">$ ./configure –with-nagios-user=nagios</text:span></text:span></text:p>
      <text:p text:style-name="P6"><text:span text:style-name="Strong_20_Emphasis"><text:span text:style-name="T12">$ make</text:span></text:span></text:p>
      <text:p text:style-name="P6"><text:span text:style-name="Strong_20_Emphasis"><text:span text:style-name="T12">$ make install</text:span></text:span></text:p>
      <text:p text:style-name="P6"><text:bookmark text:name="aswift_3_expand"/><text:bookmark text:name="aswift_3_anchor"/><text:span text:style-name="T6">After the plugins are installed, we will change the ownership of the plugins folders</text:span></text:p>
      <text:p text:style-name="P6"><text:span text:style-name="Strong_20_Emphasis"><text:span text:style-name="T12">$ chown nagios.nagios /usr/local/nagios</text:span></text:span></text:p>
      <text:p text:style-name="P6"><text:span text:style-name="Strong_20_Emphasis"><text:span text:style-name="T12">$ chown -R nagios.nagios /usr/local/nagios/libexec</text:span></text:span></text:p>
      <text:p text:style-name="P6"><text:span text:style-name="T9"> </text:span></text:p>
      <text:list xml:id="list2841380026" text:style-name="WWNum1">
        <text:list-item>
          <text:list>
            <text:list-item>
              <text:h text:style-name="P9" text:outline-level="2"><text:soft-page-break/><text:span text:style-name="T13">Step 2- Configure password less login between Nagios server &amp; client</text:span></text:h>
            </text:list-item>
          </text:list>
        </text:list-item>
      </text:list>
      <text:p text:style-name="P6"><text:span text:style-name="T6">Now, we need to setup password less login between Nagios server &amp; client using the ssh public/private key setup. To create the Public/Private keys, login to nagios server &amp; change the user to nagios,</text:span></text:p>
      <text:p text:style-name="P6"><text:span text:style-name="Strong_20_Emphasis"><text:span text:style-name="T12">$ su nagios</text:span></text:span></text:p>
      <text:p text:style-name="P6"><text:span text:style-name="T6">Than create the keys using the following command,</text:span></text:p>
      <text:p text:style-name="P6"><text:span text:style-name="Strong_20_Emphasis"><text:span text:style-name="T12">$ ssh-keygen</text:span></text:span></text:p>
      <text:p text:style-name="P6"><text:span text:style-name="T6">Press Enter to select default file name &amp; passphrase. Once the keys have been generated, we can locate them in the </text:span><text:span text:style-name="Strong_20_Emphasis"><text:span text:style-name="T6">‘</text:span></text:span><text:span text:style-name="Strong_20_Emphasis"><text:span text:style-name="T7">/home/nagios/.ssh’</text:span></text:span><text:span text:style-name="T6"> folder. Goto that folder,</text:span></text:p>
      <text:p text:style-name="P6"><text:span text:style-name="Strong_20_Emphasis"><text:span text:style-name="T12">$ cd /home/nagios/.ssh</text:span></text:span></text:p>
      <text:p text:style-name="P6"><text:span text:style-name="T6">&amp; copy the public key (it’s named ‘id_rsa.pub’) to client machine using the following command,</text:span></text:p>
      <text:p text:style-name="P6"><text:span text:style-name="Strong_20_Emphasis"><text:span text:style-name="T12">$ ssh-copy-id -i ~/.ssh/id_rsa.pub nagios@client_IP</text:span></text:span></text:p>
      <text:p text:style-name="P6"><text:bookmark text:name="aswift_4_expand"/><text:bookmark text:name="aswift_4_anchor"/><text:span text:style-name="T6">Next login to the client machine &amp; goto folder ‘/home/nagios/.ssh’ &amp; make sure that the permissions for the folder ‘authorized_keys’ are 700, so that only ‘nagios’ user can read, write &amp; execute to that folder,</text:span></text:p>
      <text:p text:style-name="P6"><text:span text:style-name="Strong_20_Emphasis"><text:span text:style-name="T12">$ chmod 700 /home/nagios/.ssh/authorized_keys</text:span></text:span></text:p>
      <text:p text:style-name="P6"><text:span text:style-name="T9"> </text:span></text:p>
      <text:list xml:id="list161027942101389" text:continue-numbering="true" text:style-name="WWNum1">
        <text:list-item>
          <text:list>
            <text:list-item>
              <text:h text:style-name="P9" text:outline-level="2"><text:span text:style-name="T13">Testing the connection</text:span></text:h>
            </text:list-item>
          </text:list>
        </text:list-item>
      </text:list>
      <text:p text:style-name="P6"><text:span text:style-name="T6">In order for check_by_ssh to work, we should should be able to login to client machine from nagios server without any authentication. We have already made the necessary changes on both Nagios server &amp; client machine, all we have to do is to test the connection between the two.</text:span></text:p>
      <text:p text:style-name="P6"><text:span text:style-name="T6">To test the connection, ssh into the client machine from Nagios server using the following command,</text:span></text:p>
      <text:p text:style-name="P6"><text:span text:style-name="Strong_20_Emphasis"><text:span text:style-name="T12">$ ssh nagios@client_IP</text:span></text:span></text:p>
      <text:p text:style-name="P6"><text:span text:style-name="T6">&amp; we should be directly able to connect to the client machine, without any username &amp; password.</text:span></text:p>
      <text:p text:style-name="P6"><text:span text:style-name="T6">Once we have successfully tested the tconnection between nagios server &amp; client, we will next check the check_by_ssh plugin connectivity from server to client. So logout from client &amp; log back into the nagios server &amp; execute the following command,</text:span></text:p>
      <text:p text:style-name="P6"><text:span text:style-name="Strong_20_Emphasis"><text:span text:style-name="T12">$ /usr/local/nagios/libexec/check_by_ssh -H client_ip -C uptime</text:span></text:span></text:p>
      <text:p text:style-name="P6"><text:span text:style-name="T6">&amp; we should get following output,</text:span></text:p>
      <text:p text:style-name="P6"><text:span text:style-name="Strong_20_Emphasis"><text:span text:style-name="T7">12:47:01 up 3:04, 2 users, load average: 0.04, 0.07, 0.08</text:span></text:span></text:p>
      <text:p text:style-name="P6"><text:span text:style-name="T6">This shows that check_by_ssh plugin is also working the way its supposed to .</text:span></text:p>
      <text:p text:style-name="P6"><text:span text:style-name="T9"> </text:span></text:p>
      <text:list xml:id="list161026712759427" text:continue-numbering="true" text:style-name="WWNum1">
        <text:list-item>
          <text:list>
            <text:list-item>
              <text:h text:style-name="P9" text:outline-level="2"><text:span text:style-name="T13">Configuring check_by_ssh on server</text:span></text:h>
            </text:list-item>
          </text:list>
        </text:list-item>
      </text:list>
      <text:p text:style-name="P6"><text:span text:style-name="T6">This will be the last step to setup Nagios monitoring using SSH, we now have to define the commands definition to use check_by_ssh for connecting to clients. To do this , we will have to edit </text:span><text:span text:style-name="Strong_20_Emphasis"><text:span text:style-name="T6">‘</text:span></text:span><text:span text:style-name="Strong_20_Emphasis"><text:span text:style-name="T7">commands.cfg’</text:span></text:span><text:span text:style-name="T6"> , its located in</text:span><text:span text:style-name="Strong_20_Emphasis"><text:span text:style-name="T6"> ‘</text:span></text:span><text:span text:style-name="Strong_20_Emphasis"><text:span text:style-name="T7">/usr/local/nagios/etc’</text:span></text:span><text:span text:style-name="T6"> folder. Open the file,</text:span></text:p>
      <text:p text:style-name="P6"><text:span text:style-name="Strong_20_Emphasis"><text:span text:style-name="T7">$ vim /usr/local/nagios/etc/commands.cfg</text:span></text:span></text:p>
      <text:p text:style-name="P6"><text:bookmark text:name="aswift_5_expand"/><text:bookmark text:name="aswift_5_anchor"/><text:span text:style-name="T6">&amp; add the following commands to the file,</text:span></text:p>
      <text:p text:style-name="P6"><text:span text:style-name="Strong_20_Emphasis"><text:span text:style-name="T7">define command{</text:span></text:span></text:p>
      <text:p text:style-name="P6"><text:span text:style-name="Strong_20_Emphasis"><text:span text:style-name="T7">command_name check_remote_disk</text:span></text:span></text:p>
      <text:p text:style-name="P6"><text:span text:style-name="Strong_20_Emphasis"><text:span text:style-name="T7">command_line $USER1$/check_by_ssh -p $ARG1$ \</text:span></text:span></text:p>
      <text:p text:style-name="P6"><text:span text:style-name="Strong_20_Emphasis"><text:span text:style-name="T7">-H $HOSTADDRESS$ -C ‘/usr/lib/nagios/plugins/check_disk \</text:span></text:span></text:p>
      <text:p text:style-name="P6"><text:soft-page-break/><text:span text:style-name="Strong_20_Emphasis"><text:span text:style-name="T7">-w $ARG2$ -c $ARG3$ -p $ARG4$’</text:span></text:span></text:p>
      <text:p text:style-name="P6"><text:span text:style-name="Strong_20_Emphasis"><text:span text:style-name="T7">}</text:span></text:span></text:p>
      <text:p text:style-name="P6"><text:span text:style-name="Strong_20_Emphasis"><text:span text:style-name="T7">define command{</text:span></text:span></text:p>
      <text:p text:style-name="P6"><text:span text:style-name="Strong_20_Emphasis"><text:span text:style-name="T7">command_name check_remote_users</text:span></text:span></text:p>
      <text:p text:style-name="P6"><text:span text:style-name="Strong_20_Emphasis"><text:span text:style-name="T7">command_line $USER1$/check_by_ssh -p $ARG1$ \</text:span></text:span></text:p>
      <text:p text:style-name="P6"><text:span text:style-name="Strong_20_Emphasis"><text:span text:style-name="T7">-H $HOSTADDRESS$ -C ‘/usr/lib/nagios/plugins/check_users \</text:span></text:span></text:p>
      <text:p text:style-name="P6"><text:span text:style-name="Strong_20_Emphasis"><text:span text:style-name="T7">-w $ARG2$ -c $ARG3$’</text:span></text:span></text:p>
      <text:p text:style-name="P6"><text:span text:style-name="Strong_20_Emphasis"><text:span text:style-name="T7">}</text:span></text:span></text:p>
      <text:p text:style-name="P6"><text:span text:style-name="Strong_20_Emphasis"><text:span text:style-name="T7">define command{</text:span></text:span></text:p>
      <text:p text:style-name="P6"><text:span text:style-name="Strong_20_Emphasis"><text:span text:style-name="T7">command_name check_remote_load</text:span></text:span></text:p>
      <text:p text:style-name="P6"><text:span text:style-name="Strong_20_Emphasis"><text:span text:style-name="T7">command_line $USER1$/check_by_ssh -p $ARG1$ \</text:span></text:span></text:p>
      <text:p text:style-name="P6"><text:span text:style-name="Strong_20_Emphasis"><text:span text:style-name="T7">-H $HOSTADDRESS$ -C ‘/usr/lib/nagios/plugins/check_load \</text:span></text:span></text:p>
      <text:p text:style-name="P6"><text:span text:style-name="Strong_20_Emphasis"><text:span text:style-name="T7">-w $ARG2$ -c $ARG3$’</text:span></text:span></text:p>
      <text:p text:style-name="P6"><text:span text:style-name="Strong_20_Emphasis"><text:span text:style-name="T7">}</text:span></text:span></text:p>
      <text:p text:style-name="P6"><text:span text:style-name="Strong_20_Emphasis"><text:span text:style-name="T7">define command{</text:span></text:span></text:p>
      <text:p text:style-name="P6"><text:span text:style-name="Strong_20_Emphasis"><text:span text:style-name="T7">command_name check_remote_procs</text:span></text:span></text:p>
      <text:p text:style-name="P6"><text:span text:style-name="Strong_20_Emphasis"><text:span text:style-name="T7">command_line $USER1$/check_by_ssh -p $ARG1$</text:span></text:span></text:p>
      <text:p text:style-name="P6"><text:span text:style-name="Strong_20_Emphasis"><text:span text:style-name="T7">-H $HOSTADDRESS$ -C ‘/usr/lib/nagios/plugins/check_procs \</text:span></text:span></text:p>
      <text:p text:style-name="P6"><text:span text:style-name="Strong_20_Emphasis"><text:span text:style-name="T7">-w $ARG2$ -c $ARG3$ -s $ARG4$’</text:span></text:span></text:p>
      <text:p text:style-name="P6"><text:span text:style-name="Strong_20_Emphasis"><text:span text:style-name="T7">}</text:span></text:span></text:p>
      <text:p text:style-name="P6"><text:span text:style-name="Strong_20_Emphasis"><text:span text:style-name="T7">define command{</text:span></text:span></text:p>
      <text:p text:style-name="P6"><text:span text:style-name="Strong_20_Emphasis"><text:span text:style-name="T7">command_name check_remote_swap</text:span></text:span></text:p>
      <text:p text:style-name="P6"><text:span text:style-name="Strong_20_Emphasis"><text:span text:style-name="T7">command_line $USER1$/check_by_ssh -p $ARG1$ \</text:span></text:span></text:p>
      <text:p text:style-name="P6"><text:span text:style-name="Strong_20_Emphasis"><text:span text:style-name="T7">-H $HOSTADDRESS$ -C ‘/usr/lib/nagios/plugins/check_swap \</text:span></text:span></text:p>
      <text:p text:style-name="P6"><text:span text:style-name="Strong_20_Emphasis"><text:span text:style-name="T7">-w $ARG2$ -c $ARG3$’</text:span></text:span></text:p>
      <text:p text:style-name="P6"><text:span text:style-name="Strong_20_Emphasis"><text:span text:style-name="T7">}</text:span></text:span></text:p>
      <text:p text:style-name="P6"><text:span text:style-name="T6">Depending on how you configured the nagios &amp; plugins, you might need to change the same in commands mentioned above. Now save the file &amp; exit &amp; restart the nagios server to implement the changes,</text:span></text:p>
      <text:p text:style-name="P6"><text:span text:style-name="Strong_20_Emphasis"><text:span text:style-name="T12">$ service nagios restart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1" fo:font-family="'Liberation Serif'" style:font-family-generic="swiss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fo:font-weight="normal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" text:bullet-char="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" style:num-suffix="" text:bullet-char="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4" style:num-suffix="" text:bullet-char="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5" style:num-suffix="" text:bullet-char="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6" style:num-suffix="" text:bullet-char="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7" style:num-suffix="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9" style:num-suffix="" text:bullet-char="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" text:bullet-char="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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2" style:num-suffix="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3" style:num-suffix="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" style:num-suffix="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6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7" style:num-suffix="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8" style:num-suffix="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7:48:16</meta:creation-date>
    <dc:language>en-US</dc:language>
    <dc:date>2019-02-11T16:10:26.252000000</dc:date>
    <meta:editing-cycles>52</meta:editing-cycles>
    <meta:editing-duration>PT4H15M42S</meta:editing-duration>
    <meta:generator>LibreOffice/6.1.2.1$Windows_X86_64 LibreOffice_project/65905a128db06ba48db947242809d14d3f9a93fe</meta:generator>
    <meta:document-statistic meta:table-count="0" meta:image-count="0" meta:object-count="0" meta:page-count="3" meta:paragraph-count="89" meta:word-count="731" meta:character-count="4805" meta:non-whitespace-character-count="4157"/>
  </office:meta>
</office:document-meta>
</file>